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27532a" officeooo:paragraph-rsid="0027532a"/>
    </style:style>
    <style:style style:name="P2" style:family="paragraph" style:parent-style-name="Preformatted_20_Text">
      <style:text-properties officeooo:rsid="0027532a" officeooo:paragraph-rsid="0027532a"/>
    </style:style>
    <style:style style:name="P3" style:family="paragraph" style:parent-style-name="Preformatted_20_Text">
      <style:paragraph-properties fo:margin-top="0cm" fo:margin-bottom="0.499cm" loext:contextual-spacing="false"/>
    </style:style>
    <style:style style:name="P4" style:family="paragraph" style:parent-style-name="Standard">
      <style:text-properties officeooo:paragraph-rsid="0017bc95"/>
    </style:style>
    <style:style style:name="P5" style:family="paragraph" style:parent-style-name="Text_20_body" style:list-style-name="L1"/>
    <style:style style:name="P6" style:family="paragraph" style:parent-style-name="Text_20_body" style:list-style-name="L3"/>
    <style:style style:name="P7" style:family="paragraph" style:parent-style-name="Text_20_body">
      <style:text-properties officeooo:rsid="0027532a" officeooo:paragraph-rsid="0027532a"/>
    </style:style>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3">
      <style:paragraph-properties fo:margin-top="0cm" fo:margin-bottom="0cm" loext:contextual-spacing="false"/>
    </style:style>
    <style:style style:name="T1" style:family="text">
      <style:text-properties officeooo:rsid="00171529"/>
    </style:style>
    <style:style style:name="T2" style:family="text">
      <style:text-properties style:text-position="-33% 80%"/>
    </style:style>
    <style:style style:name="T3" style:family="text">
      <style:text-properties style:text-position="33% 80%"/>
    </style:style>
    <style:style style:name="T4" style:family="text">
      <style:text-properties officeooo:rsid="00193c59"/>
    </style:style>
    <style:style style:name="T5" style:family="text">
      <style:text-properties fo:background-color="#ffff00" loext:char-shading-value="0"/>
    </style:style>
    <style:style style:name="T6" style:family="text">
      <style:text-properties fo:background-color="#ffff00"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text:span text:style-name="T1">T</text:span>he power management system should endeavor to reduce the CPU clock frequency; during idle periods, it should choose the deepest sleep state possible; it should reduce the load by powering down unused peripherals; and it should be able to put the whole system into a suspend state.</text:p>
      <text:p text:style-name="Standard"/>
      <text:p text:style-name="P3"><text:span text:style-name="Source_20_Text"><text:span text:style-name="Strong_20_Emphasis"># cat /sys/power/state</text:span></text:span></text:p>
      <text:p text:style-name="Standard"/>
      <text:p text:style-name="P4">There are two approaches: <text:span text:style-name="Strong_20_Emphasis">external</text:span> and <text:span text:style-name="Strong_20_Emphasis">internal</text:span>. </text:p>
      <text:p text:style-name="P4"/>
      <text:p text:style-name="P4">Measuring power externally, from outside the system, we just need an ammeter to measure the current and a voltmeter to measure the voltage, and then multiply the two together in order to get the wattage. You can use basic meters that give a readout, which you then note down. </text:p>
      <text:p text:style-name="Standard"/>
      <text:p text:style-name="Standard">The other approach is to use the monitoring systems that are built into Linux. You will find that plenty of information is reported to you via <text:span text:style-name="Source_20_Text">sysfs</text:span>. There is also a very useful program called <text:span text:style-name="Strong_20_Emphasis">PowerTOP</text:span>, which gathers information together from various sources and presents it in a single place. </text:p>
      <text:p text:style-name="Standard"/>
      <text:p text:style-name="Standard"/>
      <text:h text:style-name="Heading_20_2" text:outline-level="2">Scaling the clock frequency</text:h>
      <text:p text:style-name="Text_20_body">The power consumption of a CPU when executing code is the sum of a static component, caused by gate leakage current, among other things, and a dynamic component, caused by switching of the gates:</text:p>
      <text:p text:style-name="Text_20_body"><text:span text:style-name="Emphasis">P</text:span><text:span text:style-name="Emphasis"><text:span text:style-name="T2">cpu</text:span></text:span><text:span text:style-name="Emphasis"> = P</text:span><text:span text:style-name="Emphasis"><text:span text:style-name="T2">static</text:span></text:span><text:span text:style-name="Emphasis"> + P</text:span><text:span text:style-name="Emphasis"><text:span text:style-name="T2">dyn</text:span></text:span></text:p>
      <text:p text:style-name="Text_20_body">The dynamic power component is dependent on the total capacitance of the logic gates being switched, the clock frequency, and the square of the voltage:</text:p>
      <text:p text:style-name="Text_20_body"><text:span text:style-name="Emphasis">P</text:span><text:span text:style-name="Emphasis"><text:span text:style-name="T2">dyn</text:span></text:span><text:span text:style-name="Emphasis"> = CfV</text:span><text:span text:style-name="Emphasis"><text:span text:style-name="T3">2</text:span></text:span></text:p>
      <text:p text:style-name="Standard"><text:span text:style-name="T4">C</text:span>hanging the frequency by itself is not going to save any power because the same number of CPU cycles have to be completed in order to execute a given subroutine. If we reduce the frequency by half, it will take twice as long to complete the calculation, but the total power consumed due to the dynamic power component will be the same. In fact, reducing the frequency may actually increase the power budget because it takes longer for the CPU to enter an idle state. So, in these conditions, it is best to use the highest frequency possible so that the CPU can go back to idle quickly. This is called the <text:span text:style-name="Strong_20_Emphasis">race to idle</text:span>.</text:p>
      <text:p text:style-name="Standard"/>
      <text:p text:style-name="Standard">There is another motivation to reduce frequency: <text:span text:style-name="Strong_20_Emphasis">thermal management</text:span>. It may become necessary to operate at a lower frequency just to keep the temperature of the package within bounds.</text:p>
      <text:p text:style-name="Standard"/>
      <text:p text:style-name="Text_20_body">Therefore, if we want to save power, we have to be able to change the voltage that the CPU core operates at. But for any given voltage, there is a maximum frequency beyond which the switching of the gates become unreliable. <text:span text:style-name="T6">Higher frequencies need higher voltages, and so the two need to be adjusted together. </text:span>Many SoCs implement such a feature: it is called <text:span text:style-name="Strong_20_Emphasis">Dynamic Voltage and Frequency Scaling</text:span>, or <text:span text:style-name="Strong_20_Emphasis">DVFS</text:span>. Manufacturers calculate optimum combinations of core frequency and voltage. Each combination is called <text:span text:style-name="Strong_20_Emphasis">Operating Performance Point</text:span>, or <text:span text:style-name="Strong_20_Emphasis">OPP</text:span>. The ACPI <text:soft-page-break/>specification refers to them as P-states, with <text:span text:style-name="Source_20_Text">P0</text:span> being the OPP with the highest frequency. Although an OPP is a combination of a frequency and a voltage, they are most often referred to by the frequency component alone.</text:p>
      <text:h text:style-name="Heading_20_3" text:outline-level="3">The CPUFreq driver</text:h>
      <text:p text:style-name="Text_20_body">Linux has a component named <text:span text:style-name="Source_20_Text">CPUFreq</text:span> that manages the transitions between OPPs. It is part of the board support for the package for each SoC. <text:span text:style-name="Source_20_Text">CPUFreq</text:span> consists of drivers in <text:span text:style-name="Source_20_Text">drivers/cpufreq/</text:span>, which make the transition from one OPP to another, and a set of governors that implement the policy of when to switch. It is controlled per-CPU via the <text:span text:style-name="Source_20_Text">/sys/devices/system/cpu/cpuN/cpufreq</text:span> directory, with <text:span text:style-name="Source_20_Text">N</text:span> being the CPU number. In there, we find a number of files, the most interesting of which are as follows:</text:p>
      <text:list xml:id="list1398290887" text:style-name="L1">
        <text:list-item>
          <text:p text:style-name="P8"><text:span text:style-name="Source_20_Text">cpuinfo_cur_freq, cpuinfo_max_freq</text:span> and <text:span text:style-name="Source_20_Text">cpuinfo_min_freq</text:span>: The current frequency for this CPU, together with the maximum and minimum, measured in KHz.</text:p>
        </text:list-item>
        <text:list-item>
          <text:p text:style-name="P8"><text:span text:style-name="Source_20_Text">cpuinfo_transition_latency</text:span>: The time, in nanoseconds, to switch from one OPP to another. If the value is unknown, it is set to <text:span text:style-name="Source_20_Text">-1</text:span>.</text:p>
        </text:list-item>
        <text:list-item>
          <text:p text:style-name="P8"><text:span text:style-name="Source_20_Text">scaling_available_frequencies</text:span>: A list of OPP frequencies available on this CPU.</text:p>
        </text:list-item>
        <text:list-item>
          <text:p text:style-name="P8"><text:span text:style-name="Source_20_Text">scaling_available_governors</text:span>: A list of governors available on this CPU, which are described as follows: </text:p>
          <text:list>
            <text:list-item>
              <text:p text:style-name="P8"><text:span text:style-name="Source_20_Text">scaling_governor</text:span>: The <text:span text:style-name="Source_20_Text">CPUFreq</text:span> governor currently being used.</text:p>
            </text:list-item>
            <text:list-item>
              <text:p text:style-name="P8"><text:span text:style-name="Source_20_Text">scaling_max_freq</text:span> and <text:span text:style-name="Source_20_Text">scaling_min_freq</text:span>: The range of frequencies available to the governor in KHz.</text:p>
            </text:list-item>
            <text:list-item>
              <text:p text:style-name="P5"><text:span text:style-name="Source_20_Text">scaling_setspeed</text:span>: A file that allows you to manually set the frequency when the governor is <text:span text:style-name="Source_20_Text">userspace.</text:span></text:p>
            </text:list-item>
          </text:list>
        </text:list-item>
      </text:list>
      <text:p text:style-name="Text_20_body">The governor sets the policy to change the OPP. It can set the frequency between the limits of <text:span text:style-name="Source_20_Text">scaling_min_freq</text:span> and <text:span text:style-name="Source_20_Text">scaling_max_freq</text:span>. The governors are named as follows:</text:p>
      <text:list xml:id="list1056988395" text:style-name="L3">
        <text:list-item>
          <text:p text:style-name="P9"><text:span text:style-name="Source_20_Text">powersave</text:span>: Always selects the lowest frequency.</text:p>
        </text:list-item>
        <text:list-item>
          <text:p text:style-name="P9"><text:span text:style-name="Source_20_Text">performance</text:span>: Always selects the highest frequency.</text:p>
        </text:list-item>
        <text:list-item>
          <text:p text:style-name="P9"><text:span text:style-name="Source_20_Text">ondemand</text:span>: Changes frequency based on the CPU utilization. If the CPU is idle less than 20% of the time, it sets the frequency to the maximum; if it is idle more than 30% of the time, it decrements the frequency by 5%.</text:p>
        </text:list-item>
        <text:list-item>
          <text:p text:style-name="P9"><text:span text:style-name="Source_20_Text">conservative</text:span>: As <text:span text:style-name="Source_20_Text">ondemand</text:span>, but switches to higher frequencies in 5% steps rather than going immediately to the maximum.</text:p>
        </text:list-item>
        <text:list-item>
          <text:p text:style-name="P6"><text:span text:style-name="Source_20_Text">userspace</text:span>: Frequency is set by a user space program.</text:p>
        </text:list-item>
      </text:list>
      <text:p text:style-name="Text_20_body">The parameters the <text:span text:style-name="Source_20_Text">ondemand</text:span> governor uses to decide when to change OPP can be viewed and modified via <text:span text:style-name="Source_20_Text">/sys/devices/system/cpu/cpufreq/ondemand/</text:span>. Both <text:span text:style-name="Source_20_Text">ondemand</text:span> and <text:span text:style-name="Source_20_Text">conservative</text:span> governors take into account the effort required to change frequency and voltage. This parameter is in <text:span text:style-name="Source_20_Text">cpuinfo_transition_latency</text:span>. These calculations are for threads with a normal scheduling policy; if the thread is being scheduled in real-time, they will both immediately select the highest OPP so that the thread can meet its scheduling deadline.</text:p>
      <text:p text:style-name="Text_20_body"><text:soft-page-break/>The <text:span text:style-name="Source_20_Text">userspace</text:span> governor allows the logic of selecting the OPP to be performed by a user space daemon. Examples include <text:span text:style-name="Source_20_Text">cpudyn</text:span> and <text:span text:style-name="Source_20_Text">powernowd</text:span>, although both are orientated toward x86-based laptops rather than embedded devices.</text:p>
      <text:p text:style-name="Text_20_body"/>
      <text:p text:style-name="Text_20_body">OPPs are coded in the device tree. </text:p>
      <text:p text:style-name="P7">Eg:</text:p>
      <text:p text:style-name="P2"><text:span text:style-name="Source_20_Text">cpu0_opp_table: opp-table {</text:span></text:p>
      <text:p text:style-name="Preformatted_20_Text"><text:span text:style-name="Source_20_Text"><text:s text:c="2"/>compatible = "operating-points-v2-ti-cpu";</text:span></text:p>
      <text:p text:style-name="Preformatted_20_Text"><text:span text:style-name="Source_20_Text"><text:s text:c="2"/>syscon = &lt;&amp;scm_conf&gt;;</text:span></text:p>
      <text:p text:style-name="Preformatted_20_Text"/>
      <text:p text:style-name="Preformatted_20_Text"><text:span text:style-name="Source_20_Text"><text:s text:c="2"/>opp50@300000000 {</text:span></text:p>
      <text:p text:style-name="Preformatted_20_Text"><text:span text:style-name="Source_20_Text"><text:s text:c="4"/>opp-hz = /bits/ 64 &lt;300000000&gt;;</text:span></text:p>
      <text:p text:style-name="Preformatted_20_Text"><text:span text:style-name="Source_20_Text"><text:s text:c="4"/>opp-microvolt = &lt;950000 931000 969000&gt;;</text:span></text:p>
      <text:p text:style-name="Preformatted_20_Text"><text:span text:style-name="Source_20_Text"><text:s text:c="4"/>opp-supported-hw = &lt;0x06 0x0010&gt;;</text:span></text:p>
      <text:p text:style-name="Preformatted_20_Text"><text:span text:style-name="Source_20_Text"><text:s text:c="4"/>opp-suspend;</text:span></text:p>
      <text:p text:style-name="Preformatted_20_Text"><text:span text:style-name="Source_20_Text"><text:s text:c="2"/>};</text:span></text:p>
      <text:p text:style-name="Preformatted_20_Text"><text:span text:style-name="Source_20_Text"><text:s text:c="2"/>opp100@600000000 {</text:span></text:p>
      <text:p text:style-name="Preformatted_20_Text"><text:span text:style-name="Source_20_Text"><text:s text:c="4"/>opp-hz = /bits/ 64 &lt;600000000&gt;;</text:span></text:p>
      <text:p text:style-name="Preformatted_20_Text"><text:span text:style-name="Source_20_Text"><text:s text:c="4"/>opp-microvolt = &lt;1100000 1078000 1122000&gt;;</text:span></text:p>
      <text:p text:style-name="Preformatted_20_Text"><text:span text:style-name="Source_20_Text"><text:s text:c="4"/>opp-supported-hw = &lt;0x06 0x0040&gt;;</text:span></text:p>
      <text:p text:style-name="P3"><text:span text:style-name="Source_20_Text"><text:s text:c="2"/>};</text:span></text:p>
      <text:p text:style-name="P7"/>
      <text:p text:style-name="P7">By selecting the user space governor, we can set the frequency by writing to <text:span text:style-name="Source_20_Text">scaling_setspeed</text:span>, and so we can measure the power consumed at each OPP.</text:p>
      <text:p text:style-name="P7"/>
      <text:p text:style-name="P7">In most cases, the <text:span text:style-name="Source_20_Text">ondemand</text:span> governor is the best one to use. To select a particular governor, you can either configure the kernel with a default governor, for example, <text:span text:style-name="Source_20_Text">CPU_FREQ_DEFAULT_GOV_ONDEMAND</text:span>, or you can use a boot script to change the governor at boot time. </text:p>
      <text:p text:style-name="P7"/>
      <text:h text:style-name="P1" text:outline-level="2">Selecting the best idle state</text:h>
      <text:p text:style-name="P7"/>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0T23:39:40.208761839</meta:creation-date>
    <meta:generator>LibreOffice/6.4.4.2$Linux_X86_64 LibreOffice_project/40$Build-2</meta:generator>
    <dc:date>2020-07-21T23:22:01.586611248</dc:date>
    <meta:editing-duration>PT1H36M54S</meta:editing-duration>
    <meta:editing-cycles>20</meta:editing-cycles>
    <meta:document-statistic meta:table-count="0" meta:image-count="0" meta:object-count="0" meta:page-count="3" meta:paragraph-count="49" meta:word-count="1043" meta:character-count="6427" meta:non-whitespace-character-count="5399"/>
  </office:meta>
</office:document-meta>
</file>